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lt" fo:country="LT" officeooo:rsid="0013f1f7" officeooo:paragraph-rsid="001e128c"/>
    </style:style>
    <style:style style:name="P2" style:family="paragraph" style:parent-style-name="Standard">
      <style:text-properties fo:language="lt" fo:country="LT" fo:font-weight="bold" officeooo:rsid="0010331b" officeooo:paragraph-rsid="001e128c" style:font-weight-asian="bold" style:font-weight-complex="bold"/>
    </style:style>
    <style:style style:name="P3" style:family="paragraph" style:parent-style-name="Standard">
      <style:text-properties fo:language="lt" fo:country="LT" fo:font-weight="bold" officeooo:rsid="001df281" officeooo:paragraph-rsid="001e128c" style:font-weight-asian="bold" style:font-weight-complex="bold"/>
    </style:style>
    <style:style style:name="P4" style:family="paragraph" style:parent-style-name="Standard">
      <style:text-properties fo:language="lt" fo:country="LT" fo:font-weight="normal" officeooo:rsid="0010331b" officeooo:paragraph-rsid="001e128c" style:font-weight-asian="normal" style:font-weight-complex="normal"/>
    </style:style>
    <style:style style:name="P5" style:family="paragraph" style:parent-style-name="Standard">
      <style:text-properties fo:font-size="14pt" fo:language="lt" fo:country="LT" fo:font-weight="bold" officeooo:rsid="001e128c" officeooo:paragraph-rsid="001e128c" style:font-size-asian="14pt" style:font-weight-asian="bold" style:font-size-complex="14pt" style:font-weight-complex="bold"/>
    </style:style>
    <style:style style:name="P6" style:family="paragraph" style:parent-style-name="Standard">
      <style:text-properties fo:font-weight="normal" officeooo:rsid="0010331b" officeooo:paragraph-rsid="001e128c" style:font-weight-asian="normal" style:font-weight-complex="normal"/>
    </style:style>
    <style:style style:name="P7" style:family="paragraph" style:parent-style-name="Standard">
      <style:text-properties fo:font-weight="bold" officeooo:rsid="0010331b" officeooo:paragraph-rsid="001e128c" style:font-weight-asian="bold" style:font-weight-complex="bold"/>
    </style:style>
    <style:style style:name="T1" style:family="text">
      <style:text-properties fo:language="lt" fo:country="LT"/>
    </style:style>
    <style:style style:name="T2" style:family="text">
      <style:text-properties fo:language="lt" fo:country="LT" officeooo:rsid="001dbff6"/>
    </style:style>
    <style:style style:name="T3" style:family="text">
      <style:text-properties fo:language="lt" fo:country="LT" officeooo:rsid="001df281"/>
    </style:style>
    <style:style style:name="T4" style:family="text">
      <style:text-properties fo:language="lt" fo:country="LT"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CENDENTAS: ATRASKITE SAVO KYLANTĮ ŽENKLĄ</text:p>
      <text:p text:style-name="P2"/>
      <text:p text:style-name="P4">Ką kiti mato jumyse? Jūsų ascendentas arba kylantis ženklas lemia jūsų išvaizdą, požiūrį ir elgesį.</text:p>
      <text:p text:style-name="P6"><text:span text:style-name="T2">J</text:span><text:span text:style-name="T1">ūs žinote savo Saulės ženklą, bet horoskopas yra kur kas daugiau! Jūsų kylantis ženklas, dar vadinamas ascendentu, yra ženklas, kuris kilo virš rytinio horizonto, kai gimėte.</text:span></text:p>
      <text:p text:style-name="P4"/>
      <text:p text:style-name="P4">Norėdami apskaičiuoti savo kylantį ženklą, turite žinoti, kada gimėte - jei įmanoma, tai tiksliai, jei ne, tai apytiksliai. Išplėstinis astrologijos patarimas: žiūrėdami į savo horoskopą kaip į paveikslėlį, savo kylantį ženklą galite rasti 9:00 zodiako rato padėtyje. Tai yra pats pradinis horoskopo taškas, kuris pažymėtas tamsesne linija.</text:p>
      <text:p text:style-name="P2"/>
      <text:p text:style-name="P7"><text:span text:style-name="T2">Kylantis ženklas</text:span><text:span text:style-name="T1">: "Pirmasis įspūdis"</text:span></text:p>
      <text:p text:style-name="P2"/>
      <text:p text:style-name="P4">Pagal astrologiją jūsų kylantis ženklas lemia pirmąjį įspūdį - nuo jūsų išvaizdos iki požiūrio ir elgesio. Ar esate šiltas ir malonus, ar santūrus ir šiek tiek nerangus? Ar mėgstate ryškias spalvas ir blizgučius, ar patogiausiai jaučiatės vilkėdami „Armani“ kostiumą? Visus šiuos veiksnius galima lengvai nustatyti pagal kylantį ženklą jūsų horoskope.</text:p>
      <text:p text:style-name="P4"/>
      <text:p text:style-name="P4">Jei žmonės visada jus priskiria kitam ženklui, nenustebkite sužinoję, kad iš tikrųjų taip yra dėl jūsų kylančio ženklo.</text:p>
      <text:p text:style-name="P4"/>
      <text:p text:style-name="P4">Pavyzdžiui, santūresnis Ožiaragio Saulės ženklo žmogus, kurio augantis ženklas yra Liūtas, gali pasirodyti turintis panašių į Liūto bruožų. Jie gali turėti pašėlusius plaukus, būti atviri ir pasižymėti išraiškingesniu stiliumi nei vidutinis Ožiaragis. Kylantis ženklas taip pat gali nulemti jūsų orientaciją į gyvenimą. Paprastai drovus Vėžio Saulės ženklo žmogus, gimęs su tiesioginiu ir agresyviu Avino augimu, gali būti drąsesnis ir atviresnis nei, tarkime, Vėžio Saulės ženklo žmogus, gimęs su švelniu ir harmonijos siekiančiu Svarstyklių ascendentu.</text:p>
      <text:p text:style-name="P4"/>
      <text:p text:style-name="P6"><text:span text:style-name="T1">Kylantis ženklas keičiasi maždaug kas dvi valandas, todėl, norėdami gauti tikslų atsakymą, </text:span><text:span text:style-name="T3">koks jūsų ascendentas,</text:span><text:span text:style-name="T1">turite žinoti savo gimimo laiką. Deja, kai kuriuose gimimo liudijimuose gimimo laikas nenurodomas, todėl gali tekti pasikliauti tėvų atmintimi arba kreiptis į profesionalų astrologą, kad jis "atkurtų" jūsų horoskopą ir geriausiai atspėtų jūsų kylantį ženklą.</text:span></text:p>
      <text:p text:style-name="P4"/>
      <text:p text:style-name="P2">Kaip kylantis ženklas lemia mano "horoskopo valdovą"?</text:p>
      <text:p text:style-name="P2"/>
      <text:p text:style-name="P4">Kiekvienas Zodiako ženklas turi valdančiąją planetą (pavyzdžiui, Svarstykles valdo Venera, Vėžį - Mėnulis ir t. t.). Vadinamoji "horoskopo valdovė", valdančioji planeta, susijusi su jūsų kylančiuoju ženklu, leidžia geriau suprasti jūsų bendrą asmenybę ir net tai, kokius žmones pritraukiate į savo gyvenimą. Asmeniui, kurio horoskopas yra Šaulio, linksmas ir ekspansyvus Jupiteris (Šaulio valdovas) yra viso jo horoskopo valdančioji planeta. Išvertus: Jupiterio ciklai ir judėjimas turės ypač didelę įtaką šio žmogaus gyvenimui. Šaulį auginančio asmens gyvenime taip pat bus stiprios "jupiteriškos" temos: Jie gali mėgti keliauti, turėti tarptautinių ir daugiakultūrinių draugų ir pasižymėti amžino optimizmo dvasia.</text:p>
      <text:p text:style-name="P2"/>
      <text:p text:style-name="P3">Ascendentas ženkluose:</text:p>
      <text:p text:style-name="P3"/>
      <text:p text:style-name="P6"><text:span text:style-name="T1">Jei jūsų ascendentas yra </text:span><text:span text:style-name="T4">Avinas</text:span><text:span text:style-name="T1">, jūs darote drąsų ir nepamirštamą pirmąjį įspūdį. Avin</text:span><text:span text:style-name="T3">o</text:span><text:span text:style-name="T1"> kylantis ženklas gali pasirodyti kaip dinamiškas, siekiantis tikslo, bet taip pat galite būti skaitomas kaip pribloškiantis ar agresyvus. </text:span></text:p>
      <text:p text:style-name="P6"><text:soft-page-break/><text:span text:style-name="T1">Jei jūsų kylantis ženklas yra </text:span><text:span text:style-name="T4">Jautis</text:span><text:span text:style-name="T1">, pasižymite stipriu ir nepalaužiamu charakteriu, tvirta darbo etika ir dizaino pojūčiu. Jaučio kylančio ženklo stilius yra klasikinis ir kartu šiek tiek griežtas. Esate sukurti taip, kad išliktumėte!</text:span></text:p>
      <text:p text:style-name="P4"/>
      <text:p text:style-name="P6"><text:span text:style-name="T1">Jei jūsų kylančioji ž</text:span><text:span text:style-name="T3">enklas</text:span><text:span text:style-name="T1"> yra </text:span><text:span text:style-name="T4">Dvyniai</text:span><text:span text:style-name="T1">, </text:span><text:span text:style-name="T3">jūs itin daug kalbate</text:span><text:span text:style-name="T1"> ir gestikuliuoja rankomis. Dvynių kylančio ženklo stilius yra žaismingas - nebijote ryškių spalvų ar akį rėžiančių raštų.</text:span></text:p>
      <text:p text:style-name="P4"/>
      <text:p text:style-name="P6"><text:span text:style-name="T1">Jei jūsų kylančioji ž</text:span><text:span text:style-name="T3">enklas</text:span><text:span text:style-name="T1"> yra </text:span><text:span text:style-name="T4">Vėžys</text:span><text:span text:style-name="T1">, esate rūpestingas empatas, kuris yra labai jautrus arba intuityvus. Vėžio kylančio ženklo stilius yra moteriškas ir puoselėjantis su klasikinio žavesio prieskoniu.</text:span></text:p>
      <text:p text:style-name="P4"/>
      <text:p text:style-name="P6"><text:span text:style-name="T1">Jei jūsų ascendentas yra </text:span><text:span text:style-name="T4">Liūtas</text:span><text:span text:style-name="T1">, esate dinamiški, šilti ir galingi. Liūto augančio ženklo žmonių neįmanoma nepastebėti dėl jų skambaus juoko, spalvingos aprangos ir </text:span><text:span text:style-name="T3">vešlios šukuosenos</text:span><text:span text:style-name="T1">.</text:span></text:p>
      <text:p text:style-name="P4"/>
      <text:p text:style-name="P6"><text:span text:style-name="T1">Jei jūsų ascendentas yra </text:span><text:span text:style-name="T4">Mergelė</text:span><text:span text:style-name="T1">, esate pastabūs, analitiški ir galite atrodyti rimti ar pasimetę. Mergelės kylančio ženklo žmonės gali būti "kūdikio veido" ir gali puoštis ar rengtis baltai arba neutraliomis spalvomis.</text:span></text:p>
      <text:p text:style-name="P4"/>
      <text:p text:style-name="P6"><text:span text:style-name="T1">Jei jūsų ascendentas yra </text:span><text:span text:style-name="T4">Svarstyklės</text:span><text:span text:style-name="T1">, esate žavesio įsikūnijimas. Esate grakštūs, gerai apsirengę ir švelniai kalbantys. Svarstyklių kylančio ženklo žmonės yra švelnūs, bet nemėgsta konfliktų ir gali nueiti per toli, kad išsaugotų taiką.</text:span></text:p>
      <text:p text:style-name="P4"/>
      <text:p text:style-name="P6"><text:span text:style-name="T1">Jei Jūsų ascendentas yra </text:span><text:span text:style-name="T4">Skorpionas</text:span><text:span text:style-name="T1">, spinduliuojate valdžią ir jausmingumą. Jūsų Skorpiono kylančio ženklo atstovų buvimas gali būti juntamas net nepasakius nė žodžio. Galite pasirodyti intensyvus ir jus gali traukti dvasiniai ieškojimai.</text:span></text:p>
      <text:p text:style-name="P4"/>
      <text:p text:style-name="P6"><text:span text:style-name="T1">Jei jūsų kylantis ženklas yra </text:span><text:span text:style-name="T4">Šaulys</text:span><text:span text:style-name="T1">, kartais galite būti tiesmuki, išmintingi ir aštriai kritiški - viską žinantys. Kylantį Šaulio ženklą traukia didelės idėjos ir nekenčia mažakalbiškumo. Jūsų stilius spalvingas, pasaulietiškas ir eklektiškas.</text:span></text:p>
      <text:p text:style-name="P4"/>
      <text:p text:style-name="P6"><text:span text:style-name="T1">Jei jūsų kylantis ženklas yra </text:span><text:span text:style-name="T4">Ožiaragis</text:span><text:span text:style-name="T1">, esate darbštus, bebaimis ir nušlifuotas. Jūsų augantis Ožiaragio ženklas suteikia jums įžvalgumą </text:span><text:span text:style-name="T3">verslo srityje</text:span><text:span text:style-name="T1">, bet taip pat gali atrodyti sunkus ar pernelyg rimtas.</text:span></text:p>
      <text:p text:style-name="P4"/>
      <text:p text:style-name="P6"><text:span text:style-name="T1">Jei jūsų ascendentas yra </text:span><text:span text:style-name="T4">Vandenio</text:span><text:span text:style-name="T1"> ženklas, jūsų požiūris ir stilius yra savitas. Vandenio kylantis ženklas suteikia jums maištingumo, taip pat aistros socialiniam teisingumui ar pažangiausioms idėjoms.</text:span></text:p>
      <text:p text:style-name="P4"/>
      <text:p text:style-name="P6"><text:span text:style-name="T1">Jei jūsų </text:span><text:span text:style-name="T3">ascendentas</text:span><text:span text:style-name="T1"> yra </text:span><text:span text:style-name="T4">Žuvys</text:span><text:span text:style-name="T1">, jūsų akys gali būti švytinčios ir atspindėti pasaulio kančias. Žuvų augančio ženklo žmonės yra jautrūs menininkai, kurie gali būti galingi gydytojai, bet yra linkę į priklausomybes.</text:span></text:p>
      <text:p text:style-name="P4"/>
      <text:p text:style-name="P4"/>
      <text:p text:style-name="P4"/>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3-01T21:50:29.828000000</dc:date>
    <meta:editing-duration>PT1M13S</meta:editing-duration>
    <meta:editing-cycles>1</meta:editing-cycles>
    <meta:document-statistic meta:table-count="0" meta:image-count="0" meta:object-count="0" meta:page-count="2" meta:paragraph-count="24" meta:word-count="746" meta:character-count="5470" meta:non-whitespace-character-count="4747"/>
  </office:meta>
</office:document-meta>
</file>